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6600" officeooo:rsid="00138a73" officeooo:paragraph-rsid="00138a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Dein Spiegel starrt dich an und du bleibst stumm.</text:p>
      <text:p text:style-name="Standard">Die Frage steht im Raum, doch keiner von euch weiß die Antwort</text:p>
      <text:p text:style-name="Standard">und ihr blinzelt und ihr schluckt synchron die Schuld hinunter</text:p>
      <text:p text:style-name="Standard">die Anklage liegt nackt im Raum herum</text:p>
      <text:p text:style-name="Standard"/>
      <text:p text:style-name="Standard">1. er grunzt noch kurz und grüßt und riecht und geht.</text:p>
      <text:p text:style-name="Standard">Dann bist du mit dir allein, und starrst weiter in den Spiegel</text:p>
      <text:p text:style-name="Standard">kein Gedanke, kein Gefühl, nicht das leiseste Gegrübel</text:p>
      <text:p text:style-name="Standard">nur die Anklage sie nackt im Raume steht.</text:p>
      <text:p text:style-name="Standard"/>
      <text:p text:style-name="Standard">2. Und die Scheine auf dem Nachtisch, krank und blank, fast wie Geschwüre</text:p>
      <text:p text:style-name="Standard">kalt und indirekt proportional zu deiner Würde</text:p>
      <text:p text:style-name="Standard">doch die schönen Worte helfen nichts, die Schuld, die in dir steckt</text:p>
      <text:p text:style-name="Standard">Die Lüge nur ein Deckweiß das nicht deckt.</text:p>
      <text:p text:style-name="Standard"/>
      <text:p text:style-name="Standard">1. Die Nacht trifft hart und tief in deinen Schoß</text:p>
      <text:p text:style-name="Standard">dein Körper nur ein Tempel, aber Nietzsches Gott ist tot</text:p>
      <text:p text:style-name="Standard">und die Weste ist nicht weiß genug, "Die Liebe ist doch rot"</text:p>
      <text:p text:style-name="Standard">"Das Loch ist schwarz" und tief und viel zu groß.</text:p>
      <text:p text:style-name="Standard"/>
      <text:p text:style-name="Standard">2. Und die Scheine auf dem Nachtisch, krank und blank, fast wie Geschwüre</text:p>
      <text:p text:style-name="Standard">kalt und indirekt proportional zu deiner Würde</text:p>
      <text:p text:style-name="Standard">doch die schönen Worte helfen nichts, die Schuld, die in dir steckt</text:p>
      <text:p text:style-name="Standard">Die Lüge nur ein Deckweiß das nicht deckt.</text:p>
      <text:p text:style-name="Standard"/>
      <text:p text:style-name="Standard">3. Manchmal ist genug Schmerz da, dass sie fühlt</text:p>
      <text:p text:style-name="Standard">und wenn sie nur am tiefsten in sich wühlt</text:p>
      <text:p text:style-name="Standard">kommt vielleicht irgendwo etwas Leben an die Luft</text:p>
      <text:p text:style-name="Standard">ein Sonnenstrahl aus Schmerz scheint in die Gruft.</text:p>
      <text:p text:style-name="Standard"/>
      <text:p text:style-name="Standard">1. Die Anklage die nehm ich blind in Kauf.<text:line-break/>Das Image in dem Spiegelbild erfriert</text:p>
      <text:p text:style-name="Standard">ich hab euch Schweinen nicht nur meinen Körper verkauft</text:p>
      <text:p text:style-name="Standard">ich hab mein gesamtes Selbst prostituiert.</text:p>
      <text:p text:style-name="Standard"/>
      <text:p text:style-name="Standard">2. Und die Scheine auf dem Nachtisch, krank und blank, fast wie Geschwüre</text:p>
      <text:p text:style-name="Standard">kalt und indirekt proportional zu meiner Würde</text:p>
      <text:p text:style-name="Standard">doch die schönen Worte helfen nichts, die Schuld, die in mir steckt</text:p>
      <text:p text:style-name="Standard">Die Lüge nur ein Deckweiß das nicht deckt.</text:p>
      <text:p text:style-name="Standard"/>
      <text:p text:style-name="Standard">3. Der Schmerz füllt meine Venen voll mit Blut.</text:p>
      <text:p text:style-name="Standard">Tief innen spür ich, dass sich etwas regt</text:p>
      <text:p text:style-name="Standard">Mein Herz schlägt nur aus Selbsthass und aus Wut<text:line-break/>doch immerhin – es schlägt.</text:p>
      <text:p text:style-name="Standard"/>
      <text:p text:style-name="P1">Zwischen die Refrains und Bridges sollte ein härterer Break. Schlagzeugfill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8M25S</meta:editing-duration>
    <meta:editing-cycles>5</meta:editing-cycles>
    <meta:generator>LibreOffice/4.3.7.2$Windows_x86 LibreOffice_project/8a35821d8636a03b8bf4e15b48f59794652c68ba</meta:generator>
    <dc:date>2015-05-06T18:28:29.797000000</dc:date>
    <meta:document-statistic meta:table-count="0" meta:image-count="0" meta:object-count="0" meta:page-count="1" meta:paragraph-count="35" meta:word-count="344" meta:character-count="1927" meta:non-whitespace-character-count="1617"/>
    <meta:user-defined meta:name="Info 1"/>
    <meta:user-defined meta:name="Info 2"/>
    <meta:user-defined meta:name="Info 3"/>
    <meta:user-defined meta:name="Info 4"/>
  </office:meta>
</office:document-meta>
</file>